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5.573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Times New Roman" fo:font-size="14pt"/>
    </style:style>
    <style:style style:name="T1" style:family="text">
      <style:text-properties style:font-name="Times New Roman" fo:font-size="14pt"/>
    </style:style>
    <style:style style:name="T2" style:family="text">
      <style:text-properties style:font-name="Times New Roman" fo:font-size="14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10cm" svg:x2="3cm" svg:y2="3.4cm">
          <text:p/>
        </draw:line>
        <draw:line draw:style-name="gr1" draw:text-style-name="P1" draw:layer="layout" svg:x1="14cm" svg:y1="10cm" svg:x2="14cm" svg:y2="3.4cm">
          <text:p/>
        </draw:line>
        <draw:line draw:style-name="gr1" draw:text-style-name="P1" draw:layer="layout" svg:x1="3cm" svg:y1="10cm" svg:x2="14cm" svg:y2="10cm">
          <text:p/>
        </draw:line>
        <draw:line draw:style-name="gr2" draw:text-style-name="P1" draw:layer="layout" svg:x1="4cm" svg:y1="10cm" svg:x2="7cm" svg:y2="4cm">
          <text:p/>
        </draw:line>
        <draw:frame draw:style-name="gr3" draw:text-style-name="P3" draw:layer="layout" svg:width="6.073cm" svg:height="1.343cm" svg:x="5.8cm" svg:y="1.665cm">
          <draw:text-box>
            <text:p><text:span text:style-name="T1">Probability density function</text:span></text:p>
            <text:p text:style-name="P2"><text:span text:style-name="T2">(Triangular distribution)</text:span></text:p>
          </draw:text-box>
        </draw:frame>
        <draw:frame draw:style-name="gr4" draw:text-style-name="P2" draw:layer="layout" svg:width="0.997cm" svg:height="0.513cm" svg:x="2.608cm" svg:y="2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2" draw:layer="layout" svg:width="0.437cm" svg:height="0.47cm" svg:x="14.5cm" svg:y="9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2" draw:layer="layout" svg:width="0.429cm" svg:height="0.47cm" svg:x="12.1cm" svg:y="10.2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2" draw:layer="layout" svg:width="0.434cm" svg:height="0.47cm" svg:x="3.8cm" svg:y="10.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2" draw:layer="layout" svg:width="1.106cm" svg:height="1.004cm" svg:x="1.595cm" svg:y="3.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2" draw:text-style-name="P1" draw:layer="layout" svg:x1="12.3cm" svg:y1="10cm" svg:x2="7cm" svg:y2="4cm">
          <text:p/>
        </draw:line>
        <draw:line draw:style-name="gr5" draw:text-style-name="P1" draw:layer="layout" svg:x1="7cm" svg:y1="4cm" svg:x2="7cm" svg:y2="10cm">
          <text:p/>
        </draw:line>
        <draw:frame draw:style-name="gr4" draw:text-style-name="P2" draw:layer="layout" svg:width="0.416cm" svg:height="0.47cm" svg:x="6.8cm" svg:y="10.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5" draw:text-style-name="P1" draw:layer="layout" svg:x1="7cm" svg:y1="4cm" svg:x2="3cm" svg:y2="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stroke-dash="Dashed_20__28_var_29__20_2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Franz Wilhelmstötter</meta:initial-creator>
    <meta:creation-date>2012-01-20T20:54:49</meta:creation-date>
    <meta:generator>LibreOffice/7.3.7.2$Linux_X86_64 LibreOffice_project/30$Build-2</meta:generator>
    <dc:date>2024-03-21T21:49:38.795345989</dc:date>
    <meta:editing-duration>PT2H4M21S</meta:editing-duration>
    <meta:editing-cycles>34</meta:editing-cycles>
    <meta:document-statistic meta:object-count="14"/>
  </office:meta>
</office:document-meta>
</file>

<file path=Object 1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
</annotation>
  </semantics>
</math>
</file>

<file path=Object 2/content.xml><?xml version="1.0" encoding="utf-8"?>
<math xmlns="http://www.w3.org/1998/Math/MathML" display="block">
  <semantics>
    <mi>x</mi>
    <annotation encoding="StarMath 5.0">x
</annotation>
  </semantics>
</math>
</file>

<file path=Object 3/content.xml><?xml version="1.0" encoding="utf-8"?>
<math xmlns="http://www.w3.org/1998/Math/MathML" display="block">
  <semantics>
    <mi>b</mi>
    <annotation encoding="StarMath 5.0">b
</annotation>
  </semantics>
</math>
</file>

<file path=Object 4/content.xml><?xml version="1.0" encoding="utf-8"?>
<math xmlns="http://www.w3.org/1998/Math/MathML" display="block">
  <semantics>
    <mi>a</mi>
    <annotation encoding="StarMath 5.0">a
</annotation>
  </semantics>
</math>
</file>

<file path=Object 5/content.xml><?xml version="1.0" encoding="utf-8"?>
<math xmlns="http://www.w3.org/1998/Math/MathML" display="block">
  <semantics>
    <mfrac>
      <mn>2</mn>
      <mrow>
        <mi>b</mi>
        <mo stretchy="false">−</mo>
        <mi>a</mi>
      </mrow>
    </mfrac>
    <annotation encoding="StarMath 5.0">{2} over {b - a} 
</annotation>
  </semantics>
</math>
</file>

<file path=Object 6/content.xml><?xml version="1.0" encoding="utf-8"?>
<math xmlns="http://www.w3.org/1998/Math/MathML" display="block">
  <semantics>
    <mi>c</mi>
    <annotation encoding="StarMath 5.0">c
</annotation>
  </semantics>
</math>
</file>